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ec2a2" officeooo:paragraph-rsid="000ec2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ur cloner </text:p>
      <text:p text:style-name="P1"/>
      <text:p text:style-name="P1">git clone lien du repo</text:p>
      <text:p text:style-name="P1"/>
      <text:p text:style-name="P1">en suite </text:p>
      <text:p text:style-name="P1"/>
      <text:p text:style-name="P1">cd git-begins/</text:p>
      <text:p text:style-name="P1"/>
      <text:p text:style-name="P1">ajout du fichier </text:p>
      <text:p text:style-name="P1">git add (nom du fichier)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7T15:08:43.482240903</meta:creation-date>
    <dc:date>2022-10-07T15:12:31.356430776</dc:date>
    <meta:editing-duration>PT3M48S</meta:editing-duration>
    <meta:editing-cycles>1</meta:editing-cycles>
    <meta:document-statistic meta:table-count="0" meta:image-count="0" meta:object-count="0" meta:page-count="1" meta:paragraph-count="6" meta:word-count="19" meta:character-count="98" meta:non-whitespace-character-count="82"/>
    <meta:generator>LibreOffice/7.0.4.2$Linux_X86_64 LibreOffice_project/00$Build-2</meta:generator>
  </office:meta>
</office:document-meta>
</file>